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32pt" officeooo:rsid="00016beb" officeooo:paragraph-rsid="00016beb" style:font-size-asian="32pt" style:font-size-complex="32pt"/>
    </style:style>
    <style:style style:name="P2" style:family="paragraph" style:parent-style-name="Standard">
      <style:text-properties fo:font-size="18pt" officeooo:rsid="00016beb" officeooo:paragraph-rsid="00016beb" style:font-size-asian="18pt" style:font-size-complex="18pt"/>
    </style:style>
    <style:style style:name="P3" style:family="paragraph" style:parent-style-name="Heading_20_2">
      <style:text-properties officeooo:paragraph-rsid="0012df79"/>
    </style:style>
    <style:style style:name="P4" style:family="paragraph" style:parent-style-name="Heading_20_2" style:list-style-name="L1">
      <style:text-properties officeooo:paragraph-rsid="0012df79"/>
    </style:style>
    <style:style style:name="P5" style:family="paragraph" style:parent-style-name="Text_20_body" style:list-style-name="L2"/>
    <style:style style:name="P6" style:family="paragraph" style:parent-style-name="Text_20_body">
      <style:text-properties fo:font-size="18pt" officeooo:rsid="00016beb" style:font-size-asian="18pt" style:font-size-complex="18pt"/>
    </style:style>
    <style:style style:name="P7" style:family="paragraph" style:parent-style-name="Heading_20_2">
      <style:text-properties fo:font-size="32pt" officeooo:rsid="00016beb" officeooo:paragraph-rsid="0012df79" style:font-size-asian="32pt" style:font-size-complex="32pt"/>
    </style:style>
    <style:style style:name="P8" style:family="paragraph" style:parent-style-name="Heading_20_3" style:list-style-name="L3"/>
    <style:style style:name="P9" style:family="paragraph" style:parent-style-name="Text_20_body" style:list-style-name="L4">
      <style:text-properties officeooo:paragraph-rsid="0012df79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fo:font-size="18pt" officeooo:rsid="00016beb" officeooo:paragraph-rsid="0012df79" style:font-size-asian="18pt" style:font-size-complex="18pt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text-properties officeooo:paragraph-rsid="0014c24f"/>
    </style:style>
    <style:style style:name="P14" style:family="paragraph" style:parent-style-name="Text_20_body" style:list-style-name="L5">
      <style:text-properties fo:font-size="18pt" officeooo:rsid="00016beb" officeooo:paragraph-rsid="0014c24f" style:font-size-asian="18pt" style:font-size-complex="18pt"/>
    </style:style>
    <style:style style:name="P15" style:family="paragraph" style:parent-style-name="Text_20_body">
      <style:paragraph-properties fo:text-align="start" style:justify-single-word="false"/>
      <style:text-properties officeooo:paragraph-rsid="0014c24f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text-properties fo:font-size="18pt" officeooo:rsid="00016beb" style:font-size-asian="18pt" style:font-size-complex="18pt"/>
    </style:style>
    <style:style style:name="P18" style:family="paragraph" style:parent-style-name="Text_20_body">
      <style:text-properties fo:font-size="32pt" officeooo:rsid="00016beb" style:font-size-asian="32pt" style:font-size-complex="32pt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text-properties fo:font-size="18pt" officeooo:rsid="00016beb" style:font-size-asian="18pt" style:font-size-complex="18pt"/>
    </style:style>
    <style:style style:name="P21" style:family="paragraph" style:parent-style-name="Heading_20_3">
      <style:text-properties officeooo:paragraph-rsid="0014c24f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text-properties fo:font-size="18pt" officeooo:rsid="00016beb" style:font-size-asian="18pt" style:font-size-complex="18pt"/>
    </style:style>
    <style:style style:name="P24" style:family="paragraph" style:parent-style-name="Heading_20_3">
      <style:text-properties fo:font-size="32pt" officeooo:rsid="00016beb" style:font-size-asian="32pt" style:font-size-complex="32pt"/>
    </style:style>
    <style:style style:name="P25" style:family="paragraph" style:parent-style-name="Text_20_body" style:list-style-name="L9">
      <style:text-properties fo:font-size="18pt" officeooo:rsid="00016beb" style:font-size-asian="18pt" style:font-size-complex="18pt"/>
    </style:style>
    <style:style style:name="P26" style:family="paragraph" style:parent-style-name="Text_20_body" style:list-style-name="L10">
      <style:text-properties fo:font-size="18pt" officeooo:paragraph-rsid="001302a1" style:font-size-asian="18pt" style:font-size-complex="18pt"/>
    </style:style>
    <style:style style:name="P27" style:family="paragraph" style:parent-style-name="Standard">
      <style:text-properties officeooo:rsid="0003502d" officeooo:paragraph-rsid="00016beb"/>
    </style:style>
    <style:style style:name="P28" style:family="paragraph" style:parent-style-name="Standard">
      <style:text-properties officeooo:rsid="0003502d" officeooo:paragraph-rsid="0003502d"/>
    </style:style>
    <style:style style:name="P29" style:family="paragraph" style:parent-style-name="Standard">
      <style:text-properties fo:font-size="22pt" officeooo:rsid="0003502d" officeooo:paragraph-rsid="0003502d" style:font-size-asian="22pt" style:font-size-complex="22pt"/>
    </style:style>
    <style:style style:name="P30" style:family="paragraph" style:parent-style-name="Standard">
      <style:text-properties fo:font-size="22pt" officeooo:rsid="0003502d" officeooo:paragraph-rsid="001873e2" style:font-size-asian="22pt" style:font-size-complex="22pt"/>
    </style:style>
    <style:style style:name="P31" style:family="paragraph" style:parent-style-name="Standard">
      <style:text-properties fo:font-size="16pt" officeooo:rsid="0003502d" officeooo:paragraph-rsid="001873e2" style:font-size-asian="14pt" style:font-size-complex="16pt"/>
    </style:style>
    <style:style style:name="P32" style:family="paragraph" style:parent-style-name="Standard">
      <style:text-properties officeooo:paragraph-rsid="001873e2"/>
    </style:style>
    <style:style style:name="P33" style:family="paragraph" style:parent-style-name="Standard">
      <style:text-properties fo:font-size="16pt" officeooo:rsid="0003502d" officeooo:paragraph-rsid="0003502d" style:font-size-asian="16pt" style:font-size-complex="16pt"/>
    </style:style>
    <style:style style:name="P34" style:family="paragraph" style:parent-style-name="Standard">
      <style:text-properties fo:font-size="22pt" officeooo:rsid="00034bf8" officeooo:paragraph-rsid="0003502d" style:font-size-asian="22pt" style:font-size-complex="22pt"/>
    </style:style>
    <style:style style:name="P35" style:family="paragraph" style:parent-style-name="Standard">
      <style:text-properties fo:font-size="22pt" officeooo:rsid="00064e9e" officeooo:paragraph-rsid="0003502d" style:font-size-asian="22pt" style:font-size-complex="22pt"/>
    </style:style>
    <style:style style:name="P36" style:family="paragraph" style:parent-style-name="Standard">
      <style:text-properties fo:font-size="16pt" officeooo:rsid="00064e9e" officeooo:paragraph-rsid="0003502d" style:font-size-asian="16pt" style:font-size-complex="16pt"/>
    </style:style>
    <style:style style:name="P37" style:family="paragraph" style:parent-style-name="Standard">
      <style:text-properties officeooo:paragraph-rsid="001b8f5c"/>
    </style:style>
    <style:style style:name="P38" style:family="paragraph" style:parent-style-name="Standard">
      <style:text-properties fo:font-size="16pt" officeooo:rsid="00064e9e" officeooo:paragraph-rsid="00064e9e" style:font-size-asian="16pt" style:font-size-complex="16pt"/>
    </style:style>
    <style:style style:name="P39" style:family="paragraph" style:parent-style-name="Standard">
      <style:text-properties officeooo:rsid="00034bf8" officeooo:paragraph-rsid="00034bf8"/>
    </style:style>
    <style:style style:name="P40" style:family="paragraph" style:parent-style-name="Standard">
      <style:text-properties officeooo:rsid="00034bf8" officeooo:paragraph-rsid="00087177"/>
    </style:style>
    <style:style style:name="P41" style:family="paragraph" style:parent-style-name="Standard">
      <style:text-properties officeooo:rsid="00087177" officeooo:paragraph-rsid="00087177"/>
    </style:style>
    <style:style style:name="P42" style:family="paragraph" style:parent-style-name="Standard">
      <style:text-properties officeooo:rsid="0014c24f" officeooo:paragraph-rsid="0014c24f"/>
    </style:style>
    <style:style style:name="P43" style:family="paragraph" style:parent-style-name="Standard">
      <style:text-properties officeooo:rsid="0014c24f" officeooo:paragraph-rsid="00153ddf"/>
    </style:style>
    <style:style style:name="P44" style:family="paragraph" style:parent-style-name="Standard">
      <style:text-properties officeooo:paragraph-rsid="00153ddf"/>
    </style:style>
    <style:style style:name="P45" style:family="paragraph" style:parent-style-name="Standard">
      <style:text-properties officeooo:rsid="00153ddf" officeooo:paragraph-rsid="00153ddf"/>
    </style:style>
    <style:style style:name="P46" style:family="paragraph" style:parent-style-name="Standard">
      <style:text-properties officeooo:rsid="0015ffbc" officeooo:paragraph-rsid="0015ffbc"/>
    </style:style>
    <style:style style:name="P47" style:family="paragraph" style:parent-style-name="Standard">
      <style:text-properties officeooo:rsid="0016a91e" officeooo:paragraph-rsid="0016a91e"/>
    </style:style>
    <style:style style:name="P48" style:family="paragraph" style:parent-style-name="Standard">
      <style:text-properties officeooo:paragraph-rsid="0016a91e"/>
    </style:style>
    <style:style style:name="P49" style:family="paragraph" style:parent-style-name="Standard">
      <style:text-properties officeooo:rsid="001bdfe3" officeooo:paragraph-rsid="001bdfe3"/>
    </style:style>
    <style:style style:name="P50" style:family="paragraph" style:parent-style-name="Standard">
      <style:text-properties fo:font-size="16pt" officeooo:rsid="0003502d" officeooo:paragraph-rsid="00087177" style:font-size-asian="14pt" style:font-size-complex="16pt"/>
    </style:style>
    <style:style style:name="P51" style:family="paragraph" style:parent-style-name="Standard">
      <style:text-properties fo:font-size="12pt" officeooo:rsid="00064e9e" officeooo:paragraph-rsid="00087177" style:font-size-asian="12pt" style:font-size-complex="12pt"/>
    </style:style>
    <style:style style:name="P52" style:family="paragraph" style:parent-style-name="Standard">
      <style:text-properties officeooo:rsid="00064e9e" officeooo:paragraph-rsid="00087177"/>
    </style:style>
    <style:style style:name="T1" style:family="text">
      <style:text-properties officeooo:rsid="00087177"/>
    </style:style>
    <style:style style:name="T2" style:family="text">
      <style:text-properties fo:font-size="22pt" officeooo:rsid="00016beb" style:font-size-asian="22pt" style:font-size-complex="22pt"/>
    </style:style>
    <style:style style:name="T3" style:family="text">
      <style:text-properties fo:font-size="20pt" officeooo:rsid="00016beb" style:font-size-asian="20pt" style:font-size-complex="20pt"/>
    </style:style>
    <style:style style:name="T4" style:family="text">
      <style:text-properties fo:font-size="16pt" officeooo:rsid="00016beb" style:font-size-asian="16pt" style:font-size-complex="16pt"/>
    </style:style>
    <style:style style:name="T5" style:family="text">
      <style:text-properties fo:font-size="16pt" officeooo:rsid="0012df79" style:font-size-asian="16pt" style:font-size-complex="1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officeooo:rsid="00016beb" style:font-size-asian="18pt" style:font-size-complex="18pt"/>
    </style:style>
    <style:style style:name="T8" style:family="text">
      <style:text-properties fo:font-size="18pt" officeooo:rsid="0012df79" style:font-size-asian="18pt" style:font-size-complex="18pt"/>
    </style:style>
    <style:style style:name="T9" style:family="text">
      <style:text-properties fo:font-size="22pt" officeooo:rsid="0014c24f" style:font-size-asian="22pt" style:font-size-complex="22pt"/>
    </style:style>
    <style:style style:name="T10" style:family="text">
      <style:text-properties fo:font-size="22pt" officeooo:rsid="0012df79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2pt" officeooo:rsid="001302a1" style:font-size-asian="22pt" style:font-size-complex="22pt"/>
    </style:style>
    <style:style style:name="T13" style:family="text">
      <style:text-properties fo:font-size="18pt" officeooo:rsid="001302a1" style:font-size-asian="18pt" style:font-size-complex="18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officeooo:rsid="001bdfe3"/>
    </style:style>
    <style:style style:name="T16" style:family="text">
      <style:text-properties fo:font-size="16pt" officeooo:rsid="001873e2" style:font-size-asian="14pt" style:font-size-complex="16pt"/>
    </style:style>
    <style:style style:name="T17" style:family="text">
      <style:text-properties fo:font-size="16pt" officeooo:rsid="001873e2" style:font-size-asian="16pt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variant="normal" fo:text-transform="none" fo:color="#202122" loext:opacity="100%" fo:font-family="sans-serif" fo:letter-spacing="normal" fo:font-style="normal" fo:font-weight="normal"/>
    </style:style>
    <style:style style:name="T20" style:family="text">
      <style:text-properties fo:font-size="16pt" officeooo:rsid="001b8f5c" style:font-size-asian="16pt" style:font-size-complex="16pt"/>
    </style:style>
    <style:style style:name="T21" style:family="text">
      <style:text-properties officeooo:rsid="0015ffb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▪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▪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<text:span text:style-name="T1">é</text:span>rica</text:p>
      <text:p text:style-name="P2"/>
      <text:h text:style-name="P3" text:outline-level="2"><text:span text:style-name="Strong_20_Emphasis"><text:span text:style-name="T2">Leyes Federales Vigentes</text:span></text:span></text:h>
      <text:list text:style-name="L1">
        <text:list-item>
          <text:h text:style-name="P4" text:outline-level="2"><text:span text:style-name="Strong_20_Emphasis"><text:span text:style-name="T3">Children’s Online Privacy Protection Act (COPPA)</text:span></text:span></text:h>
        </text:list-item>
      </text:list>
      <text:list text:style-name="L2">
        <text:list-item>
          <text:list>
            <text:list-item>
              <text:p text:style-name="P5"><text:span text:style-name="Strong_20_Emphasis"><text:span text:style-name="T4">Federal</text:span></text:span><text:span text:style-name="T4"> (aplicable a todo EE. UU.).</text:span></text:p>
            </text:list-item>
            <text:list-item>
              <text:p text:style-name="P5"><text:span text:style-name="T4">Regula la </text:span><text:span text:style-name="Strong_20_Emphasis"><text:span text:style-name="T4">privacidad de niños menores de 13 años</text:span></text:span><text:span text:style-name="T4"> en servicios en línea, incluidas redes sociales o sitios web que recolecten datos personales.</text:span></text:p>
            </text:list-item>
            <text:list-item>
              <text:p text:style-name="P5"><text:span text:style-name="T4">Obliga a las plataformas a </text:span><text:span text:style-name="Strong_20_Emphasis"><text:span text:style-name="T4">obtener consentimiento verificable de los padres</text:span></text:span><text:span text:style-name="T4"> antes de recopilar información de menores </text:span><text:span text:style-name="T5">de </text:span><text:span text:style-name="T4">13 años, y a publicar políticas claras de privacidad.</text:span></text:p>
            </text:list-item>
          </text:list>
        </text:list-item>
      </text:list>
      <text:p text:style-name="P6"/>
      <text:h text:style-name="P7" text:outline-level="2"><text:span text:style-name="Strong_20_Emphasis"><text:span text:style-name="T6">Propuestas Legislativas Federales, aún no son leyes vigentes</text:span></text:span></text:h>
      <text:list text:style-name="L3">
        <text:list-header>
          <text:h text:style-name="P8" text:outline-level="3"><text:span text:style-name="Strong_20_Emphasis"><text:span text:style-name="T7"><text:s/>Protecting Kids on Social Media Act</text:span></text:span></text:h>
        </text:list-header>
      </text:list>
      <text:list text:style-name="L4">
        <text:list-item>
          <text:list>
            <text:list-item>
              <text:list>
                <text:list-item>
                  <text:p text:style-name="P9"><text:span text:style-name="T7">Exigiría </text:span><text:span text:style-name="Strong_20_Emphasis"><text:span text:style-name="T7">verificación de edad</text:span></text:span><text:span text:style-name="T7"> para acceder a redes sociales.</text:span></text:p>
                </text:list-item>
                <text:list-item>
                  <text:p text:style-name="P9"><text:span text:style-name="T7">Prohibiría el acceso de menores de </text:span><text:span text:style-name="Strong_20_Emphasis"><text:span text:style-name="T7">13 años</text:span></text:span><text:span text:style-name="T7"> a estas plataformas.</text:span></text:p>
                </text:list-item>
                <text:list-item>
                  <text:p text:style-name="P10"><text:span text:style-name="T7">Requeriría </text:span><text:span text:style-name="Strong_20_Emphasis"><text:span text:style-name="T7">consentimiento de padres</text:span></text:span><text:span text:style-name="T7"> para adolescentes </text:span><text:span text:style-name="T8">de </text:span><text:span text:style-name="T7">13 </text:span><text:span text:style-name="T8">a </text:span><text:span text:style-name="T7">17.</text:span></text:p>
                </text:list-item>
                <text:list-item>
                  <text:p text:style-name="P11">Prohibiría sistemas de recomendación algorítmica para menores de 18 años. </text:p>
                </text:list-item>
              </text:list>
            </text:list-item>
          </text:list>
          <text:p text:style-name="P9"><text:span text:style-name="Strong_20_Emphasis"><text:span text:style-name="T7">Kids Off Social Media Act (KOSMA)</text:span></text:span></text:p>
        </text:list-item>
      </text:list>
      <text:list text:style-name="L5">
        <text:list-item>
          <text:list>
            <text:list-item>
              <text:list>
                <text:list-item>
                  <text:p text:style-name="P12"><text:span text:style-name="Strong_20_Emphasis"><text:span text:style-name="T7">Prohibiría a menores </text:span></text:span><text:span text:style-name="Strong_20_Emphasis"><text:span text:style-name="T8">de</text:span></text:span><text:span text:style-name="Strong_20_Emphasis"><text:span text:style-name="T7"> 13 años</text:span></text:span><text:span text:style-name="T7"> tener cuentas.</text:span></text:p>
                </text:list-item>
                <text:list-item>
                  <text:p text:style-name="P13"><text:soft-page-break/><text:span text:style-name="T7">Impediría que plataformas usen datos para recomendaciones personalizadas a menores </text:span><text:span text:style-name="T8">de</text:span><text:span text:style-name="T7"> </text:span></text:p>
                  <text:p text:style-name="P14"/>
                </text:list-item>
              </text:list>
            </text:list-item>
          </text:list>
        </text:list-item>
      </text:list>
      <text:p text:style-name="P15"><text:span text:style-name="Strong_20_Emphasis"><text:span text:style-name="T9">P</text:span></text:span><text:span text:style-name="Strong_20_Emphasis"><text:span text:style-name="T2">royectos </text:span></text:span><text:span text:style-name="Strong_20_Emphasis"><text:span text:style-name="T10">en discusión</text:span></text:span></text:p>
      <text:list text:style-name="L6">
        <text:list-item>
          <text:list>
            <text:list-item>
              <text:p text:style-name="P16"><text:span text:style-name="Strong_20_Emphasis"><text:span text:style-name="T7">Kids Online Safety Act (KOSA):</text:span></text:span><text:span text:style-name="T7"> introduciría “deber de cuidado” obligatorio para plataformas que proteja a menores de daños (p. ej., generar entornos menos adictivos y seguros).</text:span></text:p>
              <text:p text:style-name="P17"/>
            </text:list-item>
            <text:list-item>
              <text:p text:style-name="P16"><text:span text:style-name="Strong_20_Emphasis"><text:span text:style-name="T7">COPPA 2.0 y extensiones:</text:span></text:span><text:span text:style-name="T7"> propuestas para extender principios de COPPA a adolescentes (13–16 años) y limitar la publicidad dirigida.</text:span></text:p>
            </text:list-item>
          </text:list>
        </text:list-item>
      </text:list>
      <text:p text:style-name="P18"><text:span text:style-name="T11"/></text:p>
      <text:h text:style-name="Heading_20_3" text:outline-level="3"><text:span text:style-name="Strong_20_Emphasis"><text:span text:style-name="T2">Leyes y Regulaciones a Nivel Estatal, <text:tab/></text:span></text:span><text:span text:style-name="Strong_20_Emphasis"><text:span text:style-name="T12">leyes de estados</text:span></text:span></text:h>
      <text:p text:style-name="P18"><text:span text:style-name="T11"/></text:p>
      <text:h text:style-name="Heading_20_3" text:outline-level="3"><text:span text:style-name="Strong_20_Emphasis"><text:span text:style-name="T3">Utah Social Media Regulation Act</text:span></text:span></text:h>
      <text:p text:style-name="Text_20_body"><text:span text:style-name="Strong_20_Emphasis"><text:span text:style-name="T3"/></text:span></text:p>
      <text:list text:style-name="L7">
        <text:list-item>
          <text:p text:style-name="P19"><text:span text:style-name="T7">Exige </text:span><text:span text:style-name="Strong_20_Emphasis"><text:span text:style-name="T7">consentimiento parental</text:span></text:span><text:span text:style-name="T7"> para que menores tengan cuentas y limita la recolección de datos y publicidad dirigida a niños.</text:span></text:p>
          <text:p text:style-name="P20"/>
        </text:list-item>
      </text:list>
      <text:h text:style-name="P21" text:outline-level="3"><text:span text:style-name="Strong_20_Emphasis"><text:span text:style-name="T3">Tennessee Protecting Children from Social Media Act</text:span></text:span></text:h>
      <text:p text:style-name="Text_20_body"><text:span text:style-name="Strong_20_Emphasis"><text:span text:style-name="T3"/></text:span></text:p>
      <text:list text:style-name="L8">
        <text:list-item>
          <text:p text:style-name="P22"><text:soft-page-break/><text:span text:style-name="Strong_20_Emphasis"><text:span text:style-name="T7">verificación y consentimiento de padres</text:span></text:span><text:span text:style-name="T7"> para usuarios </text:span><text:span text:style-name="T13">de</text:span><text:span text:style-name="T7">18, </text:span><text:span text:style-name="T13">similar a la de Utha</text:span><text:span text:style-name="T7">. </text:span></text:p>
          <text:p text:style-name="P23"/>
        </text:list-item>
      </text:list>
      <text:h text:style-name="P24" text:outline-level="3"><text:span text:style-name="Strong_20_Emphasis"><text:span text:style-name="T14">Connecticut Online Safety Law</text:span></text:span></text:h>
      <text:p text:style-name="P18"><text:span text:style-name="Strong_20_Emphasis"><text:span text:style-name="T14"/></text:span></text:p>
      <text:list text:style-name="L9">
        <text:list-item>
          <text:p text:style-name="P25">Limita funciones consideradas dañinas (autoscroll infinito, mensajes directos de adultos sin consentimiento, geolocalización sin opt-in), y exige consentimiento parental para menores.</text:p>
        </text:list-item>
      </text:list>
      <text:h text:style-name="Heading_20_3" text:outline-level="3"><text:span text:style-name="Strong_20_Emphasis"><text:span text:style-name="T14">New York SAFE For Kids Act</text:span></text:span></text:h>
      <text:p text:style-name="Text_20_body"><text:span text:style-name="Strong_20_Emphasis"><text:span text:style-name="T14"/></text:span></text:p>
      <text:list text:style-name="L10">
        <text:list-item>
          <text:p text:style-name="P26">Ley estatal que prohíbe entregar “feeds adictivos” a menores sin verificación de edad y consentimiento de padres (se activa tras su entrada en vigor). </text:p>
        </text:list-item>
      </text:list>
      <text:p text:style-name="P2"/>
      <text:p text:style-name="P27"/>
      <text:p text:style-name="P28"/>
      <text:p text:style-name="P29">Casos <text:span text:style-name="T15">de niños</text:span></text:p>
      <text:p text:style-name="P29"/>
      <text:p text:style-name="P30">jennette mccurdy: </text:p>
      <text:p text:style-name="P31"/>
      <text:p text:style-name="P32"><text:span text:style-name="T16">Actriz conozida en su mayoria por haber actuado en Victorious y Icarly</text:span><text:span text:style-name="T17">, </text:span><text:span text:style-name="T18">estuvo expuesta desde muy pequeña a la industria del entretenimiento , </text:span><text:span text:style-name="T17">con permiso de sus padres</text:span><text:span text:style-name="T18">, con presencia constante en televisión y medios, lo que generó presión comercial y pública sobre su vida y desarrollo, </text:span><text:span text:style-name="T17">lo cual</text:span><text:span text:style-name="T18"> afectó </text:span><text:span text:style-name="T17">a</text:span><text:span text:style-name="T18"> su salud mental y bienestar. Su caso es conflictivo porque ilustra cómo la explotación mediática de niños, incluso fuera de redes sociales, puede causar daños psicológicos </text:span></text:p>
      <text:p text:style-name="P33"/>
      <text:p text:style-name="P34"/>
      <text:p text:style-name="P35"><text:soft-page-break/><text:span text:style-name="T19">Ryan Kaji</text:span> :</text:p>
      <text:p text:style-name="P36"/>
      <text:p text:style-name="P37"><text:span text:style-name="T20">Protagonista del canal de youtube llamado ‘Ryans World’, canal de reviews de juguetes, empezó con la creación de contenido desde que tenía 3 años con participación de sus padres, pese a haber ganado millones de dolares, esto conllevó a que estuviera expuesto a una presión comercial,monetización constante y algoritmos que promovían su contenido, lo que podría llegar a considerarse como explitación infantil digital</text:span><text:span text:style-name="T18">. Este caso es conflictivo porque muestra cómo la exposición y la monetización de menores en plataformas en línea puede afectar su bienestar </text:span></text:p>
      <text:p text:style-name="P38"/>
      <text:p text:style-name="P39"/>
      <text:p text:style-name="P40"/>
      <text:p text:style-name="P41">links</text:p>
      <text:p text:style-name="P41"/>
      <text:p text:style-name="P42">leyes:</text:p>
      <text:p text:style-name="P42"/>
      <text:p text:style-name="P43">COPPA </text:p>
      <text:p text:style-name="P44"><text:a xlink:type="simple" xlink:href="https://www.coppa.org/coppa/" text:style-name="Internet_20_link" text:visited-style-name="Visited_20_Internet_20_Link">COPPA – The Law Protecting Children's Online Privacy</text:a> </text:p>
      <text:p text:style-name="P44"/>
      <text:p text:style-name="P43">KOSA </text:p>
      <text:p text:style-name="P44"><text:a xlink:type="simple" xlink:href="https://www.young.senate.gov/wp-content/uploads/imo/media/doc/kids_online_safety_act_one_pager.pdf" text:style-name="Internet_20_link" text:visited-style-name="Visited_20_Internet_20_Link">Kids Online Safety Act - One Pager - 2023</text:a> </text:p>
      <text:p text:style-name="P44"/>
      <text:p text:style-name="P43">protecting kids on social media act </text:p>
      <text:p text:style-name="P44"><text:a xlink:type="simple" xlink:href="https://www.congress.gov/bill/118th-congress/senate-bill/1291/text" text:style-name="Internet_20_link" text:visited-style-name="Visited_20_Internet_20_Link">Text - S.1291 - 118th Congress (2023-2024): Protecting Kids on Social Media Act | Congress.gov | Library of Congress</text:a> </text:p>
      <text:p text:style-name="P44"/>
      <text:p text:style-name="P45"><text:span text:style-name="T21">K</text:span>ids off social media act </text:p>
      <text:p text:style-name="P45"><text:a xlink:type="simple" xlink:href="https://www.congress.gov/committee-report/119th-congress/senate-report/33" text:style-name="Internet_20_link" text:visited-style-name="Visited_20_Internet_20_Link">S. Rept. 119-33 - KIDS OFF SOCIAL MEDIA ACT | Congress.gov | Library of Congress</text:a> </text:p>
      <text:p text:style-name="P45"/>
      <text:p text:style-name="P42"/>
      <text:p text:style-name="P46">COPPA 2.0 </text:p>
      <text:p text:style-name="P46"><text:a xlink:type="simple" xlink:href="https://www.cassidy.senate.gov/newsroom/press-releases/cassidy-markey-reintroduce-coppa-20-to-protect-online-privacy-of-children-and-teens/" text:style-name="Internet_20_link" text:visited-style-name="Visited_20_Internet_20_Link">Cassidy, Markey Reintroduce COPPA 2.0 to Protect Online Privacy of Children and Teens | U.S. Senator Bill Cassidy</text:a> </text:p>
      <text:p text:style-name="P46"/>
      <text:p text:style-name="P47">Conecticut online safety act </text:p>
      <text:p text:style-name="P48"><text:a xlink:type="simple" xlink:href="https://www.dwt.com/blogs/privacy--security-law-blog/2023/06/connecticut-data-privacy-act-amendments-minors" text:style-name="Internet_20_link" text:visited-style-name="Visited_20_Internet_20_Link">Connecticut Expands Regulation of Consumer Data Privacy | Davis Wright Tremaine</text:a> </text:p>
      <text:p text:style-name="P48"/>
      <text:p text:style-name="P47">ley de nueva york</text:p>
      <text:p text:style-name="P47"><text:a xlink:type="simple" xlink:href="https://ag.ny.gov/resources/individuals/consumer-issues/technology/protecting-children-online" text:style-name="Internet_20_link" text:visited-style-name="Visited_20_Internet_20_Link">https://ag.ny.gov/resources/individuals/consumer-issues/technology/protecting-children-online</text:a></text:p>
      <text:p text:style-name="P47"/>
      <text:p text:style-name="P47">ley de utha</text:p>
      <text:p text:style-name="P47"><text:a xlink:type="simple" xlink:href="https://dcp.utah.gov/wp-content/uploads/2023/12/Social-Media-Regulation-PDF.pdf" text:style-name="Internet_20_link" text:visited-style-name="Visited_20_Internet_20_Link">https://dcp.utah.gov/wp-content/uploads/2023/12/Social-Media-Regulation-PDF.pdf</text:a></text:p>
      <text:p text:style-name="P47"/>
      <text:p text:style-name="P47">ley de tennesse</text:p>
      <text:p text:style-name="P47"><text:a xlink:type="simple" xlink:href="https://law.justia.com/codes/tennessee/2023/title-47/chapter-18/part-57/section-47-18-5703/" text:style-name="Internet_20_link" text:visited-style-name="Visited_20_Internet_20_Link">Tennessee Code § 47-18-5703 (2023) - [Effective 1/1/2025] Age requirements for use of social media platforms :: 2023 Tennessee Code :: U.S. Codes and Statutes :: U.S. Law :: Justia</text:a> </text:p>
      <text:p text:style-name="P47"><text:soft-page-break/></text:p>
      <text:p text:style-name="P47"/>
      <text:p text:style-name="P49">casos:</text:p>
      <text:p text:style-name="P40"/>
      <text:p text:style-name="P41">jannete mccurdi:</text:p>
      <text:p text:style-name="P41"/>
      <text:p text:style-name="P50"><text:a xlink:type="simple" xlink:href="https://www.bbc.com/mundo/noticias-62655177" text:style-name="Internet_20_link" text:visited-style-name="Visited_20_Internet_20_Link">"Me alegro de que mi madre se muriera": la difícil infancia como estrella de Nickelodeon que expone Jennette McCurdy en sus memorias - BBC News Mundo</text:a> </text:p>
      <text:p text:style-name="P50"/>
      <text:p text:style-name="P40"><text:a xlink:type="simple" xlink:href="https://es.wikipedia.org/wiki/Jennette_McCurdy" text:style-name="Internet_20_link" text:visited-style-name="Visited_20_Internet_20_Link">Jennette McCurdy - Wikipedia, la enciclopedia libre</text:a> </text:p>
      <text:p text:style-name="P40"/>
      <text:p text:style-name="P40"/>
      <text:p text:style-name="P51"><text:span text:style-name="T19">Ryan Kaji</text:span>:</text:p>
      <text:p text:style-name="P51"/>
      <text:p text:style-name="P52"><text:a xlink:type="simple" xlink:href="https://en.wikipedia.org/wiki/Ryan%27s_World" text:style-name="Internet_20_link" text:visited-style-name="Visited_20_Internet_20_Link">Ryan's World - Wikipedia</text:a> </text:p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9T16:40:59.383808300</meta:creation-date>
    <dc:date>2026-01-06T18:26:38.607812300</dc:date>
    <meta:editing-duration>PT2H16M12S</meta:editing-duration>
    <meta:editing-cycles>4</meta:editing-cycles>
    <meta:generator>LibreOffice/25.8.3.2$Windows_X86_64 LibreOffice_project/8ca8d55c161d602844f5428fa4b58097424e324e</meta:generator>
    <meta:document-statistic meta:table-count="0" meta:image-count="0" meta:object-count="0" meta:page-count="5" meta:paragraph-count="62" meta:word-count="678" meta:character-count="4380" meta:non-whitespace-character-count="3757"/>
  </office:meta>
</office:document-meta>
</file>